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5" table:default-cell-style-name="ce24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1-05-02" calcext:value-type="date">
            <text:p>2021-05-02</text:p>
          </table:table-cell>
          <table:table-cell table:style-name="ce21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18" office:value-type="string" calcext:value-type="string">
            <text:p>201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8" office:value-type="string" calcext:value-type="string">
            <text:p>11</text:p>
          </table:table-cell>
          <table:table-cell table:style-name="Default" table:number-columns-repeated="3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3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Gruppe</text:p>
          </table:table-cell>
          <table:table-cell table:style-name="ce61" office:value-type="string" calcext:value-type="string">
            <text:p>Sammelfach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9" table:number-columns-repeated="4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3" office:value-type="string" calcext:value-type="string">
            <text:p>$Ku</text:p>
          </table:table-cell>
          <table:table-cell table:style-name="ce63"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7"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Pädagogik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/>
          <table:table-cell table:style-name="ce25" office:value-type="string" calcext:value-type="string">
            <text:p>-</text:p>
          </table:table-cell>
        </table:table-row>
        <table:table-row table:style-name="ro3">
          <table:table-cell table:number-columns-repeated="5"/>
          <table:table-cell table:style-name="ce25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</text:p>
          </table:table-cell>
          <table:table-cell table:style-name="ce26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office:value-type="string" calcext:value-type="string">
            <text:p>KK MT</text:p>
          </table:table-cell>
          <table:table-cell office:value-type="string" calcext:value-type="string">
            <text:p>*</text:p>
          </table:table-cell>
          <table:table-cell/>
          <table:table-cell table:style-name="ce28" office:value-type="string" calcext:value-type="string">
            <text:p>-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KK MT</text:p>
          </table:table-cell>
          <table:table-cell office:value-type="string" calcext:value-type="string">
            <text:p>*</text:p>
          </table:table-cell>
          <table:table-cell/>
          <table:table-cell table:style-name="ce2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14:27:52.999126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02T14:39:39.502250431</dc:date>
    <meta:editing-duration>PT5H59M36S</meta:editing-duration>
    <meta:editing-cycles>62</meta:editing-cycles>
    <meta:generator>LibreOffice/7.1.1.2$Linux_X86_64 LibreOffice_project/fe0b08f4af1bacafe4c7ecc87ce55bb426164676</meta:generator>
    <meta:document-statistic meta:table-count="1" meta:cell-count="154" meta:object-count="0"/>
  </office:meta>
</office:document-meta>
</file>